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widows="1"/>
      <style:text-properties fo:font-variant="normal" fo:text-transform="none" fo:color="#222222" style:font-name="arial" fo:font-size="14pt" fo:letter-spacing="normal" fo:font-style="normal" fo:font-weight="normal" style:font-size-asian="14pt" style:font-size-complex="14pt"/>
    </style:style>
    <style:style style:name="P2" style:family="paragraph" style:parent-style-name="Standard">
      <style:paragraph-properties fo:margin-left="0in" fo:margin-right="0in" fo:widows="1" fo:text-indent="0in" style:auto-text-indent="false"/>
      <style:text-properties fo:font-variant="normal" fo:text-transform="none" fo:color="#222222" style:font-name="arial" fo:font-size="14pt" fo:letter-spacing="normal" fo:font-style="normal" fo:font-weight="normal" style:font-size-asian="14pt" style:font-size-complex="14pt"/>
    </style:style>
    <style:style style:name="P3" style:family="paragraph" style:parent-style-name="Standard">
      <style:paragraph-properties fo:margin-left="0in" fo:margin-right="0in" fo:widows="1" fo:text-indent="0in" style:auto-text-indent="false"/>
      <style:text-properties fo:font-size="14pt" style:font-size-asian="14pt" style:font-size-complex="14pt"/>
    </style:style>
    <style:style style:name="P4" style:family="paragraph" style:parent-style-name="Standard">
      <style:paragraph-properties fo:margin-left="0in" fo:margin-right="0in" fo:widows="1" fo:text-indent="0in" style:auto-text-indent="false" fo:padding="0.0291in" fo:border-left="none" fo:border-right="none" fo:border-top="none" fo:border-bottom="0.06pt solid #000000" style:join-border="false"/>
      <style:text-properties fo:font-variant="normal" fo:text-transform="none" fo:color="#222222" style:font-name="arial" fo:font-size="14pt" fo:letter-spacing="normal" fo:font-style="normal" fo:font-weight="normal" style:font-size-asian="14pt" style:font-size-complex="14pt"/>
    </style:style>
    <style:style style:name="P5" style:family="paragraph" style:parent-style-name="Standard">
      <style:paragraph-properties fo:margin-left="0in" fo:margin-right="0in" fo:widows="1" fo:text-indent="0in" style:auto-text-indent="false" fo:padding="0.0291in" fo:border-left="none" fo:border-right="none" fo:border-top="none" fo:border-bottom="0.06pt solid #000000" style:join-border="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en er at give sælgeren en juridisk acceptabel måde at give kunden en rabat - hvilket er relevant udenfor de perioder hvor der kører kampagner. Når man opretter en sag vælger man imellem "Ingen kampagne", "GKS kampagne" og evt. almindelige kampagner.</text:p>
      <text:p text:style-name="P2"/>
      <text:p text:style-name="P2">Der beregnes en GKS-sum. 5% af denne sum er det råderum som sælgeren har. </text:p>
      <text:p text:style-name="P2"/>
      <text:p text:style-name="P2">Hvis GKS-kampagne er valgt:</text:p>
      <text:p text:style-name="P2"/>
      <text:p text:style-name="P2">På sammenfatningssiden kan sælgeren i et nyt felt indtaste en "kampagnerabat på oprettelsen". Denne rabat valideres. Den må maksimalt udgøre det førnævnte råderum. Hvis rabatten er for stor gøres diskret opmærksom på dette. Tilbudsknappen disables og evt. har sælgeren mulighed for at se GKS summen for at få en idé om hvor langt han er fra en acceptabel rabat.</text:p>
      <text:p text:style-name="P2"/>
      <text:p text:style-name="P2">Produkter som bærer en månedlig udgift indgår som hovedregel i beregning af GKS-summen, men dette kan konfigureres i administrationsdelen, ligesom IPSA. Kontraktens løbetid indgår ligeledes i beregningen af summen.</text:p>
      <text:p text:style-name="P2"/>
      <text:p text:style-name="P2">I administrationsdelen udvides Excel rapporten under "Download alle kontrakter" med nye kolonner: "GKS Sum" og "GKS kampagne rabat"</text:p>
      <text:p text:style-name="P3"/>
      <text:p text:style-name="P4">Rettelser vedr. GKS:</text:p>
      <text:p text:style-name="P3"/>
      <text:p text:style-name="P1">- GKS værdi skal vises på sammenfatning</text:p>
      <text:p text:style-name="P1">- Sælgeren indtaster ikke en rabat. Det der skal kontrolleres (op imod råderummet) er den kampagne-rabat som GKS kampagnen udløser.</text:p>
      <text:p text:style-name="P1">- Når en kampagne oprettes sættes kryds ved "GKS kampagne" - el. lig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5-07-30T13:22:48.478178656</meta:creation-date>
    <meta:printed-by>jan </meta:printed-by>
    <meta:print-date>2015-07-30T19:10:46.741402984</meta:print-date>
    <dc:date>2015-08-02T12:54:51.965787991</dc:date>
    <dc:creator>jan </dc:creator>
    <meta:editing-duration>P2DT17H31M42S</meta:editing-duration>
    <meta:editing-cycles>1</meta:editing-cycles>
    <meta:document-statistic meta:table-count="0" meta:image-count="0" meta:object-count="0" meta:page-count="1" meta:paragraph-count="10" meta:word-count="208" meta:character-count="1319" meta:non-whitespace-character-count="1120"/>
    <meta:generator>LibreOffice/4.2.8.2$Linux_X86_64 LibreOffice_project/420m0$Build-2</meta:generator>
  </office:meta>
</office:document-meta>
</file>